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3.09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font-size="24pt" fo:language="nl" fo:country="NL" style:font-size-asian="24pt" style:font-size-complex="24pt" fo:hyphenate="false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ff00ff" fo:font-family="'Times New Roman', Times" style:font-family-generic="roman" style:font-pitch="variable" fo:font-size="24pt" fo:language="nl" fo:country="NL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5.989cm" svg:height="3.093cm" svg:x="2.796cm" svg:y="1.193cm">
          <draw:text-box>
            <text:p text:style-name="P1"><text:span text:style-name="T1">klassieke universitei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sv" fo:country="S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creation-date>1997-12-19T15:10:33</meta:creation-date>
    <dc:date>2005-12-08T13:56:54</dc:date>
    <dc:language>sv-SE</dc:language>
    <meta:editing-cycles>2</meta:editing-cycles>
    <meta:editing-duration>P83DT0H53M55S</meta:editing-duration>
    <meta:user-defined meta:name="Info 0"/>
    <meta:user-defined meta:name="Info 2"/>
    <meta:user-defined meta:name="Info 3"/>
    <meta:user-defined meta:name="Info 4"/>
    <meta:document-statistic meta:object-count="11"/>
  </office:meta>
</office:document-meta>
</file>